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Neue" svg:font-family="HelveticaNeue"/>
    <style:font-face style:name="HelveticaNeue-Bold" svg:font-family="HelveticaNeue-Bol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ed Hat Mono" svg:font-family="'Red Hat Mono', monospac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keep-with-next="always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font-weight="normal" style:font-name-asian="HelveticaNeue" style:font-size-asian="12pt" style:font-weight-asian="normal" style:font-name-complex="HelveticaNeue" style:font-size-complex="12pt" style:font-weight-complex="normal"/>
    </style:style>
    <style:style style:name="P4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 fo:keep-with-next="always"/>
      <style:text-properties fo:color="#ee220b" loext:opacity="100%" style:font-name="HelveticaNeue-Bold" fo:font-size="16pt" fo:language="pl" fo:country="PL" fo:font-weight="bold" style:font-name-asian="HelveticaNeue-Bold" style:font-size-asian="16pt" style:font-weight-asian="bold" style:font-name-complex="HelveticaNeue-Bold" style:font-size-complex="16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language="pl" fo:country="PL" style:font-name-asian="HelveticaNeue" style:font-size-asian="12pt" style:font-name-complex="HelveticaNeue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language="pl" fo:country="PL" fo:font-weight="bold" style:font-name-asian="HelveticaNeue" style:font-size-asian="12pt" style:font-weight-asian="bold" style:font-name-complex="HelveticaNeue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font-weight="bold" style:font-name-asian="HelveticaNeue" style:font-size-asian="12pt" style:font-weight-asian="bold" style:font-name-complex="HelveticaNeue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font-weight="normal" style:font-name-asian="HelveticaNeue" style:font-size-asian="12pt" style:font-weight-asian="normal" style:font-name-complex="HelveticaNeue" style:font-size-complex="12pt" style:font-weight-complex="normal"/>
    </style:style>
    <style:style style:name="T1" style:family="text">
      <style:text-properties fo:color="#ee220b" loext:opacity="100%" style:font-name="HelveticaNeue-Bold" fo:font-size="16pt" fo:language="pl" fo:country="PL" fo:font-weight="bold" style:font-name-asian="HelveticaNeue-Bold" style:font-size-asian="16pt" style:font-weight-asian="bold" style:font-name-complex="HelveticaNeue-Bold" style:font-size-complex="16pt" style:font-weight-complex="bold"/>
    </style:style>
    <style:style style:name="T2" style:family="text">
      <style:text-properties fo:color="#000000" loext:opacity="100%" style:font-name="HelveticaNeue" fo:font-size="12pt" fo:language="pl" fo:country="PL" style:font-name-asian="HelveticaNeue" style:font-size-asian="12pt" style:font-name-complex="HelveticaNeue" style:font-size-complex="12pt"/>
    </style:style>
    <style:style style:name="T3" style:family="text">
      <style:text-properties fo:color="#000000" loext:opacity="100%" style:font-name="HelveticaNeue" fo:font-size="12pt" fo:language="pl" fo:country="PL" fo:font-weight="bold" style:font-name-asian="HelveticaNeue" style:font-size-asian="12pt" style:font-weight-asian="bold" style:font-name-complex="HelveticaNeue" style:font-size-complex="12pt" style:font-weight-complex="bold"/>
    </style:style>
    <style:style style:name="T4" style:family="text">
      <style:text-properties fo:color="#000000" loext:opacity="100%" style:font-name="HelveticaNeue" fo:font-size="12pt" fo:font-weight="bold" style:font-name-asian="HelveticaNeue" style:font-size-asian="12pt" style:font-weight-asian="bold" style:font-name-complex="HelveticaNeue" style:font-size-complex="12pt" style:font-weight-complex="bold"/>
    </style:style>
    <style:style style:name="T5" style:family="text">
      <style:text-properties officeooo:rsid="001accec"/>
    </style:style>
    <style:style style:name="T6" style:family="text">
      <style:text-properties fo:font-variant="normal" fo:text-transform="none" style:font-name="Red Hat Mono" fo:letter-spacing="normal" fo:font-style="normal" fo:background-color="transparent" loext:char-shading-value="0" loext:padding="0in" loext:border="none"/>
    </style:style>
    <style:style style:name="T7" style:family="text">
      <style:text-properties fo:font-variant="normal" fo:text-transform="none" style:font-name="Red Hat Mono" fo:letter-spacing="normal" fo:font-style="normal" officeooo:rsid="001b4dd6" fo:background-color="transparent" loext:char-shading-value="0" loext:padding="0in" loext:border="none"/>
    </style:style>
    <style:style style:name="T8" style:family="text">
      <style:text-properties fo:font-variant="normal" fo:text-transform="none" style:font-name="Red Hat Mono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style:font-name="Red Hat Mono" fo:letter-spacing="normal" fo:font-style="normal" fo:font-weight="bold" officeooo:rsid="001b4dd6" fo:background-color="transparent" loext:char-shading-value="0" style:font-weight-asian="bold" style:font-weight-complex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SH BASH</text:p>
      <text:p text:style-name="P2"/>
      <text:p text:style-name="P5">// CREATE FILE</text:p>
      <text:p text:style-name="P6">touch file.js</text:p>
      <text:p text:style-name="P2"/>
      <text:p text:style-name="P5">// edit name</text:p>
      <text:p text:style-name="P6">mv old.txt new.txt</text:p>
      <text:p text:style-name="P2"/>
      <text:p text:style-name="P5">// remove directory with files into</text:p>
      <text:p text:style-name="P7">rm -rf <text:s/>my-vue-app</text:p>
      <text:p text:style-name="P2"/>
      <text:p text:style-name="P5">// show path</text:p>
      <text:p text:style-name="P6">pwd</text:p>
      <text:p text:style-name="P2"/>
      <text:p text:style-name="P5">// rename file or directory</text:p>
      <text:p text:style-name="P7">mv olddir newdir </text:p>
      <text:p text:style-name="P7">mv old-file new-file</text:p>
      <text:p text:style-name="P7"/>
      <text:p text:style-name="P8">// <text:span text:style-name="T5">create temporary alias</text:span></text:p>
      <text:p text:style-name="P3"><text:span text:style-name="Source_20_Text"><text:span text:style-name="T8">alias ls='ls -F'</text:span></text:span></text:p>
      <text:p text:style-name="P3"><text:span text:style-name="Source_20_Text"><text:span text:style-name="T8"/></text:span></text:p>
      <text:p text:style-name="P3"><text:span text:style-name="Source_20_Text"><text:span text:style-name="T6">// </text:span></text:span><text:span text:style-name="Source_20_Text"><text:span text:style-name="T7">edit .bashrc</text:span></text:span></text:p>
      <text:p text:style-name="P3"><text:span text:style-name="Source_20_Text"><text:span text:style-name="T9">vim ~/.bashrc</text:span>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Neue" svg:font-family="HelveticaNeue"/>
    <style:font-face style:name="HelveticaNeue-Bold" svg:font-family="HelveticaNeue-Bol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ed Hat Mono" svg:font-family="'Red Hat Mono', monospac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1-20T13:17:00.939287694</dc:date>
    <meta:editing-duration>PT3M40S</meta:editing-duration>
    <meta:editing-cycles>2</meta:editing-cycles>
    <meta:document-statistic meta:table-count="0" meta:image-count="0" meta:object-count="0" meta:page-count="1" meta:paragraph-count="16" meta:word-count="49" meta:character-count="266" meta:non-whitespace-character-count="231"/>
  </office:meta>
</office:document-meta>
</file>